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e048" officeooo:paragraph-rsid="000ee048"/>
    </style:style>
    <style:style style:name="P2" style:family="paragraph" style:parent-style-name="Standard">
      <style:text-properties officeooo:rsid="000ee048" officeooo:paragraph-rsid="000ee048"/>
    </style:style>
    <style:style style:name="P3" style:family="paragraph" style:parent-style-name="Standard">
      <style:text-properties officeooo:rsid="001f2696" officeooo:paragraph-rsid="001f2696"/>
    </style:style>
    <style:style style:name="P4" style:family="paragraph" style:parent-style-name="Standard">
      <style:text-properties officeooo:rsid="002035a8" officeooo:paragraph-rsid="002035a8"/>
    </style:style>
    <style:style style:name="P5" style:family="paragraph" style:parent-style-name="Standard">
      <style:text-properties officeooo:rsid="0020b4c8" officeooo:paragraph-rsid="0020b4c8"/>
    </style:style>
    <style:style style:name="P6" style:family="paragraph" style:parent-style-name="Standard">
      <style:paragraph-properties>
        <style:tab-stops>
          <style:tab-stop style:position="11.402cm"/>
        </style:tab-stops>
      </style:paragraph-properties>
      <style:text-properties officeooo:rsid="0020b4c8" officeooo:paragraph-rsid="0020b4c8"/>
    </style:style>
    <style:style style:name="P7" style:family="paragraph" style:parent-style-name="Standard">
      <style:text-properties officeooo:rsid="0020b4c8" officeooo:paragraph-rsid="002f0911"/>
    </style:style>
    <style:style style:name="P8" style:family="paragraph" style:parent-style-name="Standard">
      <style:text-properties officeooo:rsid="002bfd4c" officeooo:paragraph-rsid="002bfd4c"/>
    </style:style>
    <style:style style:name="T1" style:family="text">
      <style:text-properties officeooo:rsid="0014822f"/>
    </style:style>
    <style:style style:name="T2" style:family="text">
      <style:text-properties officeooo:rsid="0015cbc9"/>
    </style:style>
    <style:style style:name="T3" style:family="text">
      <style:text-properties officeooo:rsid="0017762f"/>
    </style:style>
    <style:style style:name="T4" style:family="text">
      <style:text-properties officeooo:rsid="002db87a"/>
    </style:style>
    <style:style style:name="T5" style:family="text">
      <style:text-properties officeooo:rsid="002dc699"/>
    </style:style>
    <style:style style:name="T6" style:family="text">
      <style:text-properties officeooo:rsid="002f09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cept</text:p>
      <text:p text:style-name="P1">L’application gere les services et les ventes <text:span text:style-name="T2">des pieces auto</text:span><text:span text:style-name="T3">mobile et moto</text:span><text:span text:style-name="T2"> </text:span>selon le besoin du client : <text:span text:style-name="T2">reparations</text:span>,changer piece, vidange, achat piece,huile ….</text:p>
      <text:p text:style-name="P1"/>
      <text:p text:style-name="P3">Le client peut faire une demande de devis sur les services qu’il veut effectuer.</text:p>
      <text:p text:style-name="P1"/>
      <text:p text:style-name="P1">A chaque reparation, le cout de main d’oeuvre varie selon les depenses<text:span text:style-name="T1">(achat nouvelle chez fournisseur…)</text:span><text:span text:style-name="T4">et volume horaire</text:span><text:span text:style-name="T1"> </text:span>effectues pour la realisation des services clienteles.</text:p>
      <text:p text:style-name="P1"/>
      <text:p text:style-name="P4">Le payement se fera apres l’achevement des services du client.</text:p>
      <text:p text:style-name="P4"/>
      <text:p text:style-name="P4">Le client peut chercher les pieces mise en vente et les acheter.</text:p>
      <text:p text:style-name="P4"/>
      <text:p text:style-name="P7">NB :</text:p>
      <text:p text:style-name="P7"><text:tab/> -Toujours sauvegarder les services et achats effectues par un client,</text:p>
      <text:p text:style-name="P5"><text:tab/>- <text:span text:style-name="T6">Toujours affecter les services a un employe sen fonction service clientele</text:span></text:p>
      <text:p text:style-name="P5"/>
      <text:p text:style-name="P5">L’administrateur peut a tout moment voir :</text:p>
      <text:p text:style-name="P5">- les benefices en fonction des depenses (loyer, jirama,autres depenses…) par mois</text:p>
      <text:p text:style-name="P6">- les clients fideles </text:p>
      <text:p text:style-name="P1"><text:s text:c="3"/></text:p>
      <text:p text:style-name="P1"/>
      <text:p text:style-name="P8">Fonctionnalites :</text:p>
      <text:p text:style-name="P8">- Ajout employe</text:p>
      <text:p text:style-name="P8">_ Listes employes et details</text:p>
      <text:p text:style-name="P8">_ Ajout nouvelle produit</text:p>
      <text:p text:style-name="P8">_ <text:span text:style-name="T4">Achat produit</text:span></text:p>
      <text:p text:style-name="P8">_ <text:span text:style-name="T4">Demande devis sur service</text:span><text:span text:style-name="T5">(s)</text:span></text:p>
      <text:p text:style-name="P8">_ <text:span text:style-name="T5">Enregistrement sur les details apres realisation servic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15:19:36.398453774</meta:creation-date>
    <meta:generator>LibreOffice/7.3.7.2$Linux_X86_64 LibreOffice_project/30$Build-2</meta:generator>
    <dc:date>2023-01-11T12:51:43.098851619</dc:date>
    <meta:editing-duration>PT1H4M53S</meta:editing-duration>
    <meta:editing-cycles>11</meta:editing-cycles>
    <meta:document-statistic meta:table-count="0" meta:image-count="0" meta:object-count="0" meta:page-count="1" meta:paragraph-count="20" meta:word-count="162" meta:character-count="1037" meta:non-whitespace-character-count="887"/>
  </office:meta>
</office:document-meta>
</file>